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5"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7"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13"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14"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15" style:family="paragraph" style:parent-style-name="Standard">
      <style:text-properties officeooo:paragraph-rsid="001d8f3b"/>
    </style:style>
    <style:style style:name="P16"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7" style:family="paragraph" style:parent-style-name="Table_20_Contents">
      <style:paragraph-properties fo:text-align="start" style:justify-single-word="false"/>
      <style:text-properties style:font-name="Arial" fo:font-size="10pt" style:font-size-asian="8.75pt" style:font-size-complex="10pt"/>
    </style:style>
    <style:style style:name="P18"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19"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20"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1"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22"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23"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0pt" fo:font-style="normal" style:text-underline-style="none" fo:font-weight="bold"/>
    </style:style>
    <style:style style:name="P30" style:family="paragraph">
      <style:paragraph-properties fo:text-align="start"/>
      <style:text-properties style:text-line-through-style="none" style:text-line-through-type="none" style:font-name="Arial" fo:font-size="10pt" fo:font-style="normal" style:text-underline-style="none" fo:font-weight="normal"/>
    </style:style>
    <style:style style:name="P31" style:family="paragraph">
      <style:paragraph-properties fo:text-align="start"/>
      <style:text-properties style:text-line-through-style="none" style:text-line-through-type="none" style:font-name="Arial" fo:font-size="14pt" fo:font-style="normal" style:text-underline-style="none" fo:font-weight="normal"/>
    </style:style>
    <style:style style:name="P32"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style:style style:name="T6" style:family="text">
      <style:text-properties officeooo:rsid="0028a859"/>
    </style:style>
    <style:style style:name="T7" style:family="text">
      <style:text-properties officeooo:rsid="002aa1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vertical-align="bottom"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male" form:control-implementation="ooo:com.sun.star.form.component.CheckBox" xml:id="control1" form:id="control1" form:label="Male" form:tab-index="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style-name="gr1" draw:text-style-name="P29" svg:width="0.6496in" svg:height="0.1689in" svg:x="6.9102in" svg:y="1.5402in" draw:control="control1"/>
      <draw:control text:anchor-type="page" text:anchor-page-number="1" draw:z-index="1" draw:style-name="gr1" draw:text-style-name="P29" svg:width="0.8079in" svg:height="0.2295in" svg:x="6.9102in" svg:y="1.7382in" draw:control="control2"/>
      <draw:control text:anchor-type="page" text:anchor-page-number="1" draw:z-index="2" draw:style-name="gr1" draw:text-style-name="P29" svg:width="0.6252in" svg:height="0.1878in" svg:x="6.2807in" svg:y="4.0965in" draw:control="control3"/>
      <draw:control text:anchor-type="page" text:anchor-page-number="1" draw:z-index="3" draw:style-name="gr1" draw:text-style-name="P29" svg:width="0.6252in" svg:height="0.1776in" svg:x="7.0516in" svg:y="4.1047in" draw:control="control4"/>
      <draw:control text:anchor-type="page" text:anchor-page-number="1" draw:z-index="4" draw:style-name="gr1" draw:text-style-name="P29" svg:width="0.7295in" svg:height="0.3232in" svg:x="3.572in" svg:y="4.3547in" draw:control="control5"/>
      <draw:control text:anchor-type="page" text:anchor-page-number="1" draw:z-index="5" draw:style-name="gr1" draw:text-style-name="P29" svg:width="0.7295in" svg:height="0.3232in" svg:x="4.239in" svg:y="4.3547in" draw:control="control6"/>
      <draw:control text:anchor-type="page" text:anchor-page-number="1" draw:z-index="6" draw:style-name="gr1" draw:text-style-name="P29" svg:width="0.7295in" svg:height="0.3232in" svg:x="4.9681in" svg:y="4.3547in" draw:control="control7"/>
      <draw:control text:anchor-type="page" text:anchor-page-number="1" draw:z-index="7" draw:style-name="gr2" draw:text-style-name="P30" svg:width="1.8752in" svg:height="0.2421in" svg:x="5.7701in" svg:y="4.2925in" draw:control="control8"/>
      <draw:control text:anchor-type="page" text:anchor-page-number="1" draw:z-index="8" draw:style-name="gr2" draw:text-style-name="P31" svg:width="3.6024in" svg:height="0.2921in" svg:x="1.1783in" svg:y="2.6047in" draw:control="control9"/>
      <draw:control text:anchor-type="page" text:anchor-page-number="1" draw:z-index="9" draw:style-name="gr2" draw:text-style-name="P31" svg:width="0.8315in" svg:height="0.2921in" svg:x="5.272in" svg:y="2.6047in" draw:control="control10"/>
      <draw:control text:anchor-type="page" text:anchor-page-number="1" draw:z-index="10" draw:style-name="gr2" draw:text-style-name="P31" svg:width="1.2378in" svg:height="0.2921in" svg:x="6.4598in" svg:y="2.6047in" draw:control="control11"/>
      <draw:control text:anchor-type="page" text:anchor-page-number="1" draw:z-index="11" draw:style-name="gr2" draw:text-style-name="P31" svg:width="2.813in" svg:height="0.2921in" svg:x="4.8535in" svg:y="3.1134in" draw:control="control12"/>
      <draw:control text:anchor-type="page" text:anchor-page-number="1" draw:z-index="12" draw:style-name="gr2" draw:text-style-name="P31" svg:width="6.3524in" svg:height="0.2921in" svg:x="1.3346in" svg:y="3.6256in" draw:control="control13"/>
      <draw:control text:anchor-type="page" text:anchor-page-number="1" draw:z-index="13" draw:style-name="gr2" draw:text-style-name="P31" svg:width="0.5189in" svg:height="0.2921in" svg:x="3.2307in" svg:y="4.7717in" draw:control="control14"/>
      <draw:control text:anchor-type="page" text:anchor-page-number="1" draw:z-index="14" draw:style-name="gr2" draw:text-style-name="P32" svg:width="2.4567in" svg:height="0.2921in" svg:x="5.2098in" svg:y="4.7717in" draw:control="control15"/>
      <draw:control text:anchor-type="page" text:anchor-page-number="1" draw:z-index="15" draw:style-name="gr1" draw:text-style-name="P29" svg:width="0.6913in" svg:height="0.1394in" svg:x="0.8291in" svg:y="5.3098in" draw:control="control16"/>
      <draw:control text:anchor-type="page" text:anchor-page-number="1" draw:z-index="16" draw:style-name="gr1" draw:text-style-name="P29" svg:width="0.6913in" svg:height="0.2224in" svg:x="0.8291in" svg:y="5.4409in" draw:control="control17"/>
      <draw:control text:anchor-type="page" text:anchor-page-number="1" draw:z-index="17" draw:style-name="gr2" draw:text-style-name="P31" svg:width="5.5004in" svg:height="0.2921in" svg:x="1.2807in" svg:y="1.5862in" draw:control="control18"/>
      <draw:control text:anchor-type="page" text:anchor-page-number="1" draw:z-index="18" draw:style-name="gr2" draw:text-style-name="P31" svg:width="6.1898in" svg:height="0.2921in" svg:x="1.4866in" svg:y="2.0945in" draw:control="control19"/>
      <draw:control text:anchor-type="page" text:anchor-page-number="1" draw:z-index="19" draw:style-name="gr2" draw:text-style-name="P31" svg:width="2.2189in" svg:height="0.2921in" svg:x="1.5827in" svg:y="3.1134in" draw:control="control20"/>
      <draw:control text:anchor-type="page" text:anchor-page-number="2" draw:z-index="20" draw:style-name="gr2" draw:text-style-name="P31" svg:width="2.8657in" svg:height="0.2921in" svg:x="2.6035in" svg:y="8.1484in" draw:control="control21"/>
      <draw:control text:anchor-type="page" text:anchor-page-number="2" draw:z-index="21" draw:style-name="gr2" draw:text-style-name="P31" svg:width="1.676in" svg:height="0.2921in" svg:x="6.022in" svg:y="6.3756in" draw:control="control22"/>
      <draw:control text:anchor-type="page" text:anchor-page-number="2" draw:z-index="22" draw:style-name="gr2" draw:text-style-name="P31" svg:width="1.676in" svg:height="0.2921in" svg:x="6.0098in" svg:y="8.1484in" draw:control="control23"/>
      <text:p text:style-name="P9">20<text:span text:style-name="T7">20</text:span> ABD Cycle Club Application/Renewal</text:p>
      <text:p text:style-name="P3">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20">Name</text:p>
          </table:table-cell>
          <table:table-cell table:style-name="Table1.B1" office:value-type="string">
            <text:p text:style-name="P17"/>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20">Address</text:p>
          </table:table-cell>
          <table:table-cell table:style-name="Table2.B1" office:value-type="string">
            <text:p text:style-name="P22"/>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City</text:p>
          </table:table-cell>
          <table:table-cell table:style-name="Table3.B1" office:value-type="string">
            <text:p text:style-name="P17"/>
          </table:table-cell>
          <table:table-cell table:style-name="Table3.A1" office:value-type="string">
            <text:p text:style-name="P21">State</text:p>
          </table:table-cell>
          <table:table-cell table:style-name="Table3.B1" office:value-type="string">
            <text:p text:style-name="P17"/>
          </table:table-cell>
          <table:table-cell table:style-name="Table3.A1" office:value-type="string">
            <text:p text:style-name="P21">Zip</text:p>
          </table:table-cell>
          <table:table-cell table:style-name="Table3.B1" office:value-type="string">
            <text:p text:style-name="P17"/>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Telephone</text:p>
            <text:p text:style-name="P23">(Home)</text:p>
          </table:table-cell>
          <table:table-cell table:style-name="Table4.B1" office:value-type="string">
            <text:p text:style-name="P17"/>
          </table:table-cell>
          <table:table-cell table:style-name="Table4.A1" office:value-type="string">
            <text:p text:style-name="P23">(Cellular)</text:p>
          </table:table-cell>
          <table:table-cell table:style-name="Table4.B1" office:value-type="string">
            <text:p text:style-name="P17"/>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20">E-mail</text:p>
          </table:table-cell>
          <table:table-cell table:style-name="Table5.B1" office:value-type="string">
            <text:p text:style-name="P17"/>
          </table:table-cell>
        </table:table-row>
      </table:table>
      <text:p text:style-name="P2"/>
      <text:p text:style-name="P4">Please check the following if you do NOT want it shared with other club members:</text:p>
      <text:p text:style-name="P4"/>
      <text:p text:style-name="P5">I am registered with <text:span text:style-name="T1">(please check all that apply)</text:span>: <text:s text:c="53"/><text:span text:style-name="T1">(list)_______________________________</text:span></text:p>
      <text:p text:style-name="P5"/>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8">My racing age for the 2020 Season is</text:p>
          </table:table-cell>
          <table:table-cell table:style-name="Table6.B1" office:value-type="string">
            <text:p text:style-name="P17"/>
          </table:table-cell>
          <table:table-cell table:style-name="Table6.A1" office:value-type="string">
            <text:p text:style-name="P18">Racing category(ies)</text:p>
          </table:table-cell>
          <table:table-cell table:style-name="Table6.B1" office:value-type="string">
            <text:p text:style-name="P17"/>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17"/>
          </table:table-cell>
          <table:table-cell table:style-name="Table7.A1" office:value-type="string">
            <text:p text:style-name="P19">Individual Membership Fee</text:p>
            <text:p text:style-name="P19">Family Membership Fee <text:span text:style-name="T2">(Please fill out an application and signed waiver for each additional family member.)</text:span></text:p>
          </table:table-cell>
        </table:table-row>
      </table:table>
      <text:p text:style-name="P5"/>
      <text:p text:style-name="P6">Please make checks payable to “ABD Cycle Club”</text:p>
      <text:p text:style-name="P10">Mail to: <text:s/>Valerie Redlich, 2004 Childs Street, Wheaton, IL 60187 – Attn. ABD Cycle Club</text:p>
      <text:p text:style-name="P7"/>
      <text:p text:style-name="P8">ABD is proud to offer, its members, benefits as part of the membership and yearly volunteer support. It's each member that makes ABD special and helps grow the best club into an even better one.</text:p>
      <text:list xml:id="list4290124948"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8"/>
      <text:p text:style-name="P16">ATHLETE WAIVER/RELEASE FORM &amp; AGREEMENT</text:p>
      <text:p text:style-name="P11">2020 ABD CYCLE CLUB</text:p>
      <text:p text:style-name="P12">Please read the following carefully before signing.</text:p>
      <text:p text:style-name="P13">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12">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12">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12">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13">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12">Agreement to Participate </text:p>
      <text:p text:style-name="P13">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12">ABD PLEDGE &amp; CODE OF CONDUCT: </text:p>
      <text:p text:style-name="P12">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13"><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1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14"/>
      <text:p text:style-name="P12">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1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15"/>
      <text:p text:style-name="P15"/>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7">(only if participant is under the age of 18)</text:p>
          </table:table-cell>
          <table:table-cell table:style-name="Table10.B1" office:value-type="string">
            <text:p text:style-name="P25"/>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0:48.466064454</meta:creation-date>
    <dc:date>2020-01-07T17:50:03.841893942</dc:date>
    <meta:editing-duration>PT16M58S</meta:editing-duration>
    <meta:editing-cycles>12</meta:editing-cycles>
    <meta:generator>LibreOffice/6.2.8.2$Linux_X86_64 LibreOffice_project/20$Build-2</meta:generator>
    <meta:document-statistic meta:table-count="10" meta:image-count="0" meta:object-count="0" meta:page-count="2" meta:paragraph-count="48" meta:word-count="1170" meta:character-count="7208" meta:non-whitespace-character-count="6025"/>
  </office:meta>
</office:document-meta>
</file>